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5034" officeooo:paragraph-rsid="003d42e4" style:font-weight-asian="bold" style:font-weight-complex="bold"/>
    </style:style>
    <style:style style:name="P3" style:family="paragraph" style:parent-style-name="Standard">
      <style:text-properties fo:font-weight="bold" officeooo:rsid="0018eea8" officeooo:paragraph-rsid="0018eea8" style:font-weight-asian="bold" style:font-weight-complex="bold"/>
    </style:style>
    <style:style style:name="P4" style:family="paragraph" style:parent-style-name="Standard">
      <style:text-properties fo:font-weight="bold" officeooo:rsid="0018eea8" officeooo:paragraph-rsid="0068e727" style:font-weight-asian="bold" style:font-weight-complex="bold"/>
    </style:style>
    <style:style style:name="P5" style:family="paragraph" style:parent-style-name="Standard">
      <style:text-properties fo:font-weight="bold" officeooo:rsid="001b9997" officeooo:paragraph-rsid="001b9997" style:font-weight-asian="bold" style:font-weight-complex="bold"/>
    </style:style>
    <style:style style:name="P6" style:family="paragraph" style:parent-style-name="Standard">
      <style:text-properties fo:font-weight="bold" officeooo:rsid="0026d7ec" officeooo:paragraph-rsid="0026d7ec" style:font-weight-asian="bold" style:font-weight-complex="bold"/>
    </style:style>
    <style:style style:name="P7" style:family="paragraph" style:parent-style-name="Standard">
      <style:text-properties fo:font-weight="bold" officeooo:rsid="002e0853" officeooo:paragraph-rsid="0026d7ec" style:font-weight-asian="bold" style:font-weight-complex="bold"/>
    </style:style>
    <style:style style:name="P8" style:family="paragraph" style:parent-style-name="Standard">
      <style:text-properties fo:font-weight="bold" officeooo:rsid="002e0853" officeooo:paragraph-rsid="00376c8a"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bold" officeooo:rsid="0055109d" officeooo:paragraph-rsid="0055109d" style:font-weight-asian="bold" style:font-weight-complex="bold"/>
    </style:style>
    <style:style style:name="P14" style:family="paragraph" style:parent-style-name="Standard">
      <style:text-properties fo:font-weight="bold" officeooo:rsid="0055109d" officeooo:paragraph-rsid="006949af" style:font-weight-asian="bold" style:font-weight-complex="bold"/>
    </style:style>
    <style:style style:name="P15" style:family="paragraph" style:parent-style-name="Standard">
      <style:text-properties fo:font-weight="bold" officeooo:rsid="0055d0c3" officeooo:paragraph-rsid="0055d0c3" style:font-weight-asian="bold" style:font-weight-complex="bold"/>
    </style:style>
    <style:style style:name="P16" style:family="paragraph" style:parent-style-name="Standard">
      <style:text-properties fo:font-weight="bold" officeooo:rsid="005df360" officeooo:paragraph-rsid="005df360" style:font-weight-asian="bold" style:font-weight-complex="bold"/>
    </style:style>
    <style:style style:name="P17" style:family="paragraph" style:parent-style-name="Standard">
      <style:text-properties fo:font-weight="bold" officeooo:rsid="00289128" officeooo:paragraph-rsid="006783d0" style:font-weight-asian="bold" style:font-weight-complex="bold"/>
    </style:style>
    <style:style style:name="P18" style:family="paragraph" style:parent-style-name="Standard">
      <style:text-properties fo:font-weight="bold" officeooo:rsid="00659480" officeooo:paragraph-rsid="00659480" style:font-weight-asian="bold" style:font-weight-complex="bold"/>
    </style:style>
    <style:style style:name="P19" style:family="paragraph" style:parent-style-name="Standard">
      <style:text-properties fo:font-weight="bold" officeooo:rsid="006783d0" officeooo:paragraph-rsid="006783d0" style:font-weight-asian="bold" style:font-weight-complex="bold"/>
    </style:style>
    <style:style style:name="P20" style:family="paragraph" style:parent-style-name="Standard">
      <style:text-properties fo:font-weight="bold" officeooo:rsid="0068e727" officeooo:paragraph-rsid="0068e727" style:font-weight-asian="bold" style:font-weight-complex="bold"/>
    </style:style>
    <style:style style:name="P21" style:family="paragraph" style:parent-style-name="Standard">
      <style:text-properties fo:font-weight="normal" officeooo:rsid="001aa90d" officeooo:paragraph-rsid="001aa90d" style:font-weight-asian="normal" style:font-weight-complex="normal"/>
    </style:style>
    <style:style style:name="P22" style:family="paragraph" style:parent-style-name="Standard">
      <style:text-properties fo:font-weight="normal" officeooo:rsid="00245b9b" officeooo:paragraph-rsid="0026d7ec" style:font-weight-asian="normal" style:font-weight-complex="normal"/>
    </style:style>
    <style:style style:name="P23" style:family="paragraph" style:parent-style-name="Standard">
      <style:text-properties fo:font-weight="normal" officeooo:rsid="002e0853" officeooo:paragraph-rsid="00376c8a" style:font-weight-asian="normal" style:font-weight-complex="normal"/>
    </style:style>
    <style:style style:name="P24" style:family="paragraph" style:parent-style-name="Standard">
      <style:text-properties fo:font-weight="normal" officeooo:rsid="00376c8a" officeooo:paragraph-rsid="00376c8a" style:font-weight-asian="normal" style:font-weight-complex="normal"/>
    </style:style>
    <style:style style:name="P25" style:family="paragraph" style:parent-style-name="Standard">
      <style:text-properties fo:font-weight="normal" officeooo:rsid="0026d7ec" officeooo:paragraph-rsid="00428b1e" style:font-weight-asian="normal" style:font-weight-complex="normal"/>
    </style:style>
    <style:style style:name="P26" style:family="paragraph" style:parent-style-name="Standard">
      <style:text-properties fo:font-weight="normal" officeooo:rsid="00428b1e" officeooo:paragraph-rsid="00428b1e" style:font-weight-asian="normal" style:font-weight-complex="normal"/>
    </style:style>
    <style:style style:name="P27" style:family="paragraph" style:parent-style-name="Standard">
      <style:text-properties fo:font-weight="normal" officeooo:rsid="00428b1e" officeooo:paragraph-rsid="005fd5d2" style:font-weight-asian="normal" style:font-weight-complex="normal"/>
    </style:style>
    <style:style style:name="P28" style:family="paragraph" style:parent-style-name="Standard">
      <style:text-properties fo:font-weight="normal" officeooo:rsid="00349b92" officeooo:paragraph-rsid="00185034" style:font-weight-asian="normal" style:font-weight-complex="normal"/>
    </style:style>
    <style:style style:name="P29" style:family="paragraph" style:parent-style-name="Standard">
      <style:text-properties fo:font-weight="normal" officeooo:rsid="004c2c60" officeooo:paragraph-rsid="004c2c60" style:font-weight-asian="normal" style:font-weight-complex="normal"/>
    </style:style>
    <style:style style:name="P30" style:family="paragraph" style:parent-style-name="Standard">
      <style:text-properties fo:font-weight="normal" officeooo:rsid="001edd15" officeooo:paragraph-rsid="001edd15" style:font-weight-asian="normal" style:font-weight-complex="normal"/>
    </style:style>
    <style:style style:name="P31" style:family="paragraph" style:parent-style-name="Standard">
      <style:text-properties fo:font-weight="normal" officeooo:rsid="0055d0c3" officeooo:paragraph-rsid="0055d0c3" style:font-weight-asian="normal" style:font-weight-complex="normal"/>
    </style:style>
    <style:style style:name="P32" style:family="paragraph" style:parent-style-name="Standard">
      <style:text-properties fo:font-weight="normal" officeooo:rsid="00289128" officeooo:paragraph-rsid="005e590d" style:font-weight-asian="normal" style:font-weight-complex="normal"/>
    </style:style>
    <style:style style:name="P33" style:family="paragraph" style:parent-style-name="Standard">
      <style:text-properties fo:font-weight="normal" officeooo:rsid="0018eea8" officeooo:paragraph-rsid="0018eea8" style:font-weight-asian="normal" style:font-weight-complex="normal"/>
    </style:style>
    <style:style style:name="P34" style:family="paragraph" style:parent-style-name="Standard">
      <style:text-properties fo:font-weight="normal" officeooo:rsid="003a7268" officeooo:paragraph-rsid="003a7268" style:font-weight-asian="normal" style:font-weight-complex="normal"/>
    </style:style>
    <style:style style:name="P35" style:family="paragraph" style:parent-style-name="Standard">
      <style:text-properties fo:font-weight="normal" officeooo:rsid="005fd5d2" officeooo:paragraph-rsid="005fd5d2" style:font-weight-asian="normal" style:font-weight-complex="normal"/>
    </style:style>
    <style:style style:name="P36" style:family="paragraph" style:parent-style-name="Standard">
      <style:text-properties officeooo:paragraph-rsid="0018eea8"/>
    </style:style>
    <style:style style:name="P37" style:family="paragraph" style:parent-style-name="Standard">
      <style:text-properties officeooo:rsid="0026383a" officeooo:paragraph-rsid="0026383a"/>
    </style:style>
    <style:style style:name="P38" style:family="paragraph" style:parent-style-name="Standard">
      <style:text-properties officeooo:rsid="001ed4f1" officeooo:paragraph-rsid="0026d7ec"/>
    </style:style>
    <style:style style:name="P39" style:family="paragraph" style:parent-style-name="Standard">
      <style:text-properties officeooo:rsid="001ed4f1" officeooo:paragraph-rsid="005fd5d2"/>
    </style:style>
    <style:style style:name="P40" style:family="paragraph" style:parent-style-name="Standard">
      <style:text-properties officeooo:rsid="00208fc1" officeooo:paragraph-rsid="0026d7ec"/>
    </style:style>
    <style:style style:name="P41" style:family="paragraph" style:parent-style-name="Standard">
      <style:text-properties officeooo:rsid="00245b9b" officeooo:paragraph-rsid="0026d7ec"/>
    </style:style>
    <style:style style:name="P42" style:family="paragraph" style:parent-style-name="Standard">
      <style:text-properties officeooo:rsid="0026d7ec" officeooo:paragraph-rsid="0026d7ec"/>
    </style:style>
    <style:style style:name="P43" style:family="paragraph" style:parent-style-name="Standard">
      <style:text-properties officeooo:rsid="0032b080" officeooo:paragraph-rsid="0032b080"/>
    </style:style>
    <style:style style:name="P44" style:family="paragraph" style:parent-style-name="Standard">
      <style:text-properties officeooo:paragraph-rsid="003a2f1d"/>
    </style:style>
    <style:style style:name="P45" style:family="paragraph" style:parent-style-name="Standard">
      <style:text-properties officeooo:paragraph-rsid="004f2c08"/>
    </style:style>
    <style:style style:name="P46" style:family="paragraph" style:parent-style-name="Standard">
      <style:text-properties officeooo:paragraph-rsid="005fd5d2"/>
    </style:style>
    <style:style style:name="P47" style:family="paragraph" style:parent-style-name="Standard">
      <style:text-properties officeooo:rsid="00428b1e" officeooo:paragraph-rsid="0055d0c3"/>
    </style:style>
    <style:style style:name="P48" style:family="paragraph" style:parent-style-name="Standard">
      <style:text-properties officeooo:paragraph-rsid="00579e56"/>
    </style:style>
    <style:style style:name="P49" style:family="paragraph" style:parent-style-name="Standard">
      <style:text-properties officeooo:rsid="00593514" officeooo:paragraph-rsid="0061a475"/>
    </style:style>
    <style:style style:name="P50" style:family="paragraph" style:parent-style-name="Standard" style:list-style-name="L1">
      <style:text-properties officeooo:paragraph-rsid="00807bdc"/>
    </style:style>
    <style:style style:name="P51" style:family="paragraph" style:parent-style-name="Standard" style:list-style-name="L2">
      <style:text-properties officeooo:rsid="002375b2" officeooo:paragraph-rsid="00807bdc"/>
    </style:style>
    <style:style style:name="P52" style:family="paragraph" style:parent-style-name="Standard" style:list-style-name="L3">
      <style:text-properties officeooo:rsid="002375b2" officeooo:paragraph-rsid="002375b2"/>
    </style:style>
    <style:style style:name="P53" style:family="paragraph" style:parent-style-name="Standard" style:list-style-name="L3">
      <style:text-properties fo:font-weight="bold" officeooo:rsid="002375b2" officeooo:paragraph-rsid="002375b2" style:font-weight-asian="bold" style:font-weight-complex="bold"/>
    </style:style>
    <style:style style:name="P54" style:family="paragraph" style:parent-style-name="Standard">
      <style:text-properties fo:font-weight="bold" officeooo:rsid="0055d0c3" officeooo:paragraph-rsid="0061a475" style:font-weight-asian="bold" style:font-weight-complex="bold"/>
    </style:style>
    <style:style style:name="P55" style:family="paragraph" style:parent-style-name="Standard" style:list-style-name="L14">
      <style:text-properties fo:font-weight="bold" officeooo:rsid="00289128" officeooo:paragraph-rsid="0026383a" style:font-weight-asian="bold" style:font-weight-complex="bold"/>
    </style:style>
    <style:style style:name="P56" style:family="paragraph" style:parent-style-name="Standard" style:list-style-name="L12">
      <style:text-properties fo:font-weight="bold" officeooo:rsid="0068e727" officeooo:paragraph-rsid="0068e727" style:font-weight-asian="bold" style:font-weight-complex="bold"/>
    </style:style>
    <style:style style:name="P57" style:family="paragraph" style:parent-style-name="Standard" style:list-style-name="L4">
      <style:text-properties officeooo:rsid="0021a8e7" officeooo:paragraph-rsid="0021a8e7"/>
    </style:style>
    <style:style style:name="P58" style:family="paragraph" style:parent-style-name="Standard" style:list-style-name="L4">
      <style:text-properties officeooo:rsid="0021a8e7" officeooo:paragraph-rsid="005fd5d2"/>
    </style:style>
    <style:style style:name="P59" style:family="paragraph" style:parent-style-name="Standard" style:list-style-name="L4">
      <style:text-properties fo:font-weight="normal" officeooo:rsid="01110f25" officeooo:paragraph-rsid="005fd5d2" style:font-weight-asian="normal" style:font-weight-complex="normal"/>
    </style:style>
    <style:style style:name="P60" style:family="paragraph" style:parent-style-name="Standard" style:list-style-name="L9">
      <style:text-properties fo:font-weight="normal" officeooo:rsid="01110f25" officeooo:paragraph-rsid="00659480" style:font-weight-asian="normal" style:font-weight-complex="normal"/>
    </style:style>
    <style:style style:name="P61" style:family="paragraph" style:parent-style-name="Standard" style:list-style-name="L6">
      <style:text-properties fo:font-weight="normal" officeooo:rsid="0112bad2" officeooo:paragraph-rsid="005fd5d2" style:font-weight-asian="normal" style:font-weight-complex="normal"/>
    </style:style>
    <style:style style:name="P62" style:family="paragraph" style:parent-style-name="Standard" style:list-style-name="L7">
      <style:text-properties fo:font-weight="normal" officeooo:rsid="00289128" officeooo:paragraph-rsid="005baded" style:font-weight-asian="normal" style:font-weight-complex="normal"/>
    </style:style>
    <style:style style:name="P63" style:family="paragraph" style:parent-style-name="Standard" style:list-style-name="L15">
      <style:text-properties fo:font-weight="normal" officeooo:rsid="00289128" officeooo:paragraph-rsid="005a295e" style:font-weight-asian="normal" style:font-weight-complex="normal"/>
    </style:style>
    <style:style style:name="P64" style:family="paragraph" style:parent-style-name="Standard" style:list-style-name="L8">
      <style:text-properties fo:font-weight="normal" officeooo:rsid="0055d0c3" officeooo:paragraph-rsid="0061a475" style:font-weight-asian="normal" style:font-weight-complex="normal"/>
    </style:style>
    <style:style style:name="P65" style:family="paragraph" style:parent-style-name="Standard" style:list-style-name="L10">
      <style:text-properties fo:font-weight="normal" officeooo:rsid="0055d0c3" officeooo:paragraph-rsid="0055d0c3" style:font-weight-asian="normal" style:font-weight-complex="normal"/>
    </style:style>
    <style:style style:name="P66" style:family="paragraph" style:parent-style-name="Standard" style:list-style-name="L9">
      <style:text-properties fo:font-weight="normal" officeooo:rsid="001b9997" officeooo:paragraph-rsid="001b9997" style:font-weight-asian="normal" style:font-weight-complex="normal"/>
    </style:style>
    <style:style style:name="P67" style:family="paragraph" style:parent-style-name="Standard" style:list-style-name="L9">
      <style:text-properties fo:font-weight="normal" officeooo:rsid="0018eea8" officeooo:paragraph-rsid="0018eea8" style:font-weight-asian="normal" style:font-weight-complex="normal"/>
    </style:style>
    <style:style style:name="P68" style:family="paragraph" style:parent-style-name="Standard" style:list-style-name="L13">
      <style:text-properties fo:font-weight="normal" officeooo:rsid="0018eea8" officeooo:paragraph-rsid="006377c3" style:font-weight-asian="normal" style:font-weight-complex="normal"/>
    </style:style>
    <style:style style:name="P69" style:family="paragraph" style:parent-style-name="Standard" style:list-style-name="L9">
      <style:text-properties fo:font-weight="normal" officeooo:rsid="00185034" officeooo:paragraph-rsid="00185034" style:font-weight-asian="normal" style:font-weight-complex="normal"/>
    </style:style>
    <style:style style:name="P70" style:family="paragraph" style:parent-style-name="Standard" style:list-style-name="L11">
      <style:text-properties fo:font-weight="normal" officeooo:rsid="001d31b5" officeooo:paragraph-rsid="001d31b5" style:font-weight-asian="normal" style:font-weight-complex="normal"/>
    </style:style>
    <style:style style:name="P71" style:family="paragraph" style:parent-style-name="Standard" style:list-style-name="L11">
      <style:text-properties fo:font-weight="normal" officeooo:rsid="002e0cd3" officeooo:paragraph-rsid="002e0cd3" style:font-weight-asian="normal" style:font-weight-complex="normal"/>
    </style:style>
    <style:style style:name="P72" style:family="paragraph" style:parent-style-name="Standard" style:list-style-name="L11">
      <style:text-properties fo:font-weight="normal" officeooo:rsid="001edd15" officeooo:paragraph-rsid="001edd15" style:font-weight-asian="normal" style:font-weight-complex="normal"/>
    </style:style>
    <style:style style:name="P73" style:family="paragraph" style:parent-style-name="Standard" style:list-style-name="L11">
      <style:text-properties fo:font-weight="normal" officeooo:rsid="004f2c08" officeooo:paragraph-rsid="004f2c08" style:font-weight-asian="normal" style:font-weight-complex="normal"/>
    </style:style>
    <style:style style:name="P74" style:family="paragraph" style:parent-style-name="Standard" style:list-style-name="L9">
      <style:text-properties fo:font-weight="normal" officeooo:rsid="003a7268" officeooo:paragraph-rsid="003a7268" style:font-weight-asian="normal" style:font-weight-complex="normal"/>
    </style:style>
    <style:style style:name="P75" style:family="paragraph" style:parent-style-name="Standard" style:list-style-name="L14">
      <style:text-properties fo:font-weight="normal" officeooo:rsid="003a7268" officeooo:paragraph-rsid="003a7268" style:font-weight-asian="normal" style:font-weight-complex="normal"/>
    </style:style>
    <style:style style:name="P76" style:family="paragraph" style:parent-style-name="Standard" style:list-style-name="L9">
      <style:text-properties fo:font-weight="normal" officeooo:rsid="005fd5d2" officeooo:paragraph-rsid="00659480" style:font-weight-asian="normal" style:font-weight-complex="normal"/>
    </style:style>
    <style:style style:name="P77" style:family="paragraph" style:parent-style-name="Standard" style:list-style-name="L9">
      <style:text-properties fo:font-weight="normal" officeooo:rsid="0070a9ea" officeooo:paragraph-rsid="0070a9ea" style:font-weight-asian="normal" style:font-weight-complex="normal"/>
    </style:style>
    <style:style style:name="P78" style:family="paragraph" style:parent-style-name="Standard" style:list-style-name="L12">
      <style:text-properties fo:font-weight="normal" officeooo:rsid="0029dd33" officeooo:paragraph-rsid="007518af" style:font-weight-asian="normal" style:font-weight-complex="normal"/>
    </style:style>
    <style:style style:name="P79" style:family="paragraph" style:parent-style-name="Standard" style:list-style-name="L12">
      <style:text-properties fo:font-weight="normal" officeooo:rsid="006e6f54" officeooo:paragraph-rsid="006e6f54" style:font-weight-asian="normal" style:font-weight-complex="normal"/>
    </style:style>
    <style:style style:name="P80" style:family="paragraph" style:parent-style-name="Standard" style:list-style-name="L12">
      <style:text-properties fo:font-weight="normal" officeooo:rsid="0074c441" officeooo:paragraph-rsid="0068e727" style:font-weight-asian="normal" style:font-weight-complex="normal"/>
    </style:style>
    <style:style style:name="P81" style:family="paragraph" style:parent-style-name="Standard" style:list-style-name="L13">
      <style:text-properties fo:font-weight="normal" officeooo:rsid="0074c441" officeooo:paragraph-rsid="006377c3" style:font-weight-asian="normal" style:font-weight-complex="normal"/>
    </style:style>
    <style:style style:name="P82" style:family="paragraph" style:parent-style-name="Standard" style:list-style-name="L12">
      <style:text-properties fo:font-weight="normal" officeooo:rsid="00789ea3" officeooo:paragraph-rsid="00789ea3" style:font-weight-asian="normal" style:font-weight-complex="normal"/>
    </style:style>
    <style:style style:name="P83" style:family="paragraph" style:parent-style-name="Standard" style:list-style-name="L13">
      <style:text-properties fo:font-weight="normal" officeooo:rsid="0022c233" officeooo:paragraph-rsid="0073f638" style:font-weight-asian="normal" style:font-weight-complex="normal"/>
    </style:style>
    <style:style style:name="P84" style:family="paragraph" style:parent-style-name="Standard" style:list-style-name="L14">
      <style:text-properties fo:font-weight="normal" officeooo:rsid="007168ad" officeooo:paragraph-rsid="007168ad" style:font-weight-asian="normal" style:font-weight-complex="normal"/>
    </style:style>
    <style:style style:name="P85" style:family="paragraph" style:parent-style-name="Standard" style:list-style-name="L15">
      <style:text-properties fo:font-weight="normal" officeooo:rsid="005a295e" officeooo:paragraph-rsid="005a295e" style:font-weight-asian="normal" style:font-weight-complex="normal"/>
    </style:style>
    <style:style style:name="P86" style:family="paragraph" style:parent-style-name="Standard" style:list-style-name="L12">
      <style:text-properties fo:font-weight="normal" officeooo:rsid="00451579" officeooo:paragraph-rsid="00407a7e" style:font-weight-asian="normal" style:font-weight-complex="normal"/>
    </style:style>
    <style:style style:name="P87" style:family="paragraph" style:parent-style-name="Standard">
      <style:text-properties fo:font-weight="normal" officeooo:rsid="002e0853" officeooo:paragraph-rsid="00856206" style:font-weight-asian="normal" style:font-weight-complex="normal"/>
    </style:style>
    <style:style style:name="P88" style:family="paragraph" style:parent-style-name="Standard">
      <style:text-properties fo:font-weight="normal" officeooo:rsid="0026d7ec" officeooo:paragraph-rsid="00856206" style:font-weight-asian="normal" style:font-weight-complex="normal"/>
    </style:style>
    <style:style style:name="P89" style:family="paragraph" style:parent-style-name="Standard">
      <style:text-properties fo:font-weight="normal" officeooo:rsid="006cff4c" officeooo:paragraph-rsid="00856206" style:font-weight-asian="normal" style:font-weight-complex="normal"/>
    </style:style>
    <style:style style:name="P90" style:family="paragraph" style:parent-style-name="Standard">
      <style:text-properties fo:font-weight="normal" officeooo:rsid="0069249f" officeooo:paragraph-rsid="00856206" style:font-weight-asian="normal" style:font-weight-complex="normal"/>
    </style:style>
    <style:style style:name="P91" style:family="paragraph" style:parent-style-name="Standard">
      <style:text-properties fo:font-weight="normal" officeooo:rsid="00498dc2" officeooo:paragraph-rsid="00856206" style:font-weight-asian="normal" style:font-weight-complex="normal"/>
    </style:style>
    <style:style style:name="P92" style:family="paragraph" style:parent-style-name="Standard">
      <style:text-properties fo:font-weight="normal" officeooo:rsid="00376c8a" officeooo:paragraph-rsid="00856206" style:font-weight-asian="normal" style:font-weight-complex="normal"/>
    </style:style>
    <style:style style:name="P93" style:family="paragraph" style:parent-style-name="Standard">
      <style:text-properties fo:font-weight="normal" officeooo:rsid="007b8361" officeooo:paragraph-rsid="00856206" style:font-weight-asian="normal" style:font-weight-complex="normal"/>
    </style:style>
    <style:style style:name="P94" style:family="paragraph" style:parent-style-name="Standard">
      <style:text-properties fo:font-weight="normal" officeooo:rsid="00ad45a9" officeooo:paragraph-rsid="00856206" style:font-weight-asian="normal" style:font-weight-complex="normal"/>
    </style:style>
    <style:style style:name="P95" style:family="paragraph" style:parent-style-name="Standard">
      <style:text-properties fo:font-weight="normal" officeooo:rsid="0088013c" officeooo:paragraph-rsid="0088013c" style:font-weight-asian="normal" style:font-weight-complex="normal"/>
    </style:style>
    <style:style style:name="P96" style:family="paragraph" style:parent-style-name="Standard" style:list-style-name="L4">
      <style:text-properties officeooo:rsid="004655f2" officeooo:paragraph-rsid="004655f2"/>
    </style:style>
    <style:style style:name="P97" style:family="paragraph" style:parent-style-name="Standard" style:list-style-name="L5">
      <style:text-properties officeooo:paragraph-rsid="005fd5d2"/>
    </style:style>
    <style:style style:name="P98" style:family="paragraph" style:parent-style-name="Standard" style:list-style-name="L6">
      <style:text-properties officeooo:paragraph-rsid="005fd5d2"/>
    </style:style>
    <style:style style:name="P99" style:family="paragraph" style:parent-style-name="Standard" style:list-style-name="L7">
      <style:text-properties officeooo:paragraph-rsid="003a2f1d"/>
    </style:style>
    <style:style style:name="P100" style:family="paragraph" style:parent-style-name="Standard" style:list-style-name="L7">
      <style:text-properties officeooo:rsid="0036dbb2" officeooo:paragraph-rsid="005fd5d2"/>
    </style:style>
    <style:style style:name="P101" style:family="paragraph" style:parent-style-name="Standard" style:list-style-name="L7">
      <style:text-properties officeooo:rsid="0045e002" officeooo:paragraph-rsid="0045e002"/>
    </style:style>
    <style:style style:name="P102" style:family="paragraph" style:parent-style-name="Standard" style:list-style-name="L8">
      <style:text-properties officeooo:rsid="0055d0c3" officeooo:paragraph-rsid="0061a475"/>
    </style:style>
    <style:style style:name="P103" style:family="paragraph" style:parent-style-name="Standard" style:list-style-name="L8">
      <style:text-properties officeooo:rsid="0055eea3" officeooo:paragraph-rsid="0061a475"/>
    </style:style>
    <style:style style:name="P104" style:family="paragraph" style:parent-style-name="Standard" style:list-style-name="L9">
      <style:text-properties officeooo:paragraph-rsid="00185034"/>
    </style:style>
    <style:style style:name="P105" style:family="paragraph" style:parent-style-name="Standard" style:list-style-name="L9">
      <style:text-properties officeooo:paragraph-rsid="001aa90d"/>
    </style:style>
    <style:style style:name="P106" style:family="paragraph" style:parent-style-name="Standard" style:list-style-name="L9">
      <style:text-properties officeooo:paragraph-rsid="00659480"/>
    </style:style>
    <style:style style:name="P107" style:family="paragraph" style:parent-style-name="Standard" style:list-style-name="L15">
      <style:text-properties officeooo:paragraph-rsid="005a295e"/>
    </style:style>
    <style:style style:name="P108" style:family="paragraph" style:parent-style-name="Standard" style:list-style-name="L16">
      <style:text-properties officeooo:paragraph-rsid="007a9928"/>
    </style:style>
    <style:style style:name="P109" style:family="paragraph" style:parent-style-name="Standard" style:list-style-name="L17">
      <style:text-properties officeooo:paragraph-rsid="003d42e4"/>
    </style:style>
    <style:style style:name="P110" style:family="paragraph" style:parent-style-name="Standard">
      <style:text-properties officeooo:rsid="001ed4f1" officeooo:paragraph-rsid="005fd5d2"/>
    </style:style>
    <style:style style:name="P111" style:family="paragraph" style:parent-style-name="Standard">
      <style:text-properties officeooo:rsid="001ed4f1" officeooo:paragraph-rsid="00856206"/>
    </style:style>
    <style:style style:name="P112" style:family="paragraph" style:parent-style-name="Standard">
      <style:text-properties officeooo:rsid="00208fc1" officeooo:paragraph-rsid="00856206"/>
    </style:style>
    <style:style style:name="P113" style:family="paragraph" style:parent-style-name="Standard">
      <style:text-properties officeooo:rsid="00873297" officeooo:paragraph-rsid="00873297"/>
    </style:style>
    <style:style style:name="T1" style:family="text">
      <style:text-properties fo:font-weight="normal" style:font-weight-asian="normal" style:font-weight-complex="normal"/>
    </style:style>
    <style:style style:name="T2" style:family="text">
      <style:text-properties fo:font-weight="normal" officeooo:rsid="00185034" style:font-weight-asian="normal" style:font-weight-complex="normal"/>
    </style:style>
    <style:style style:name="T3" style:family="text">
      <style:text-properties fo:font-weight="normal" officeooo:rsid="0018eea8"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fo:font-weight="normal" officeooo:rsid="00480348" style:font-weight-asian="normal" style:font-weight-complex="normal"/>
    </style:style>
    <style:style style:name="T12" style:family="text">
      <style:text-properties fo:font-weight="normal" officeooo:rsid="00ffe131" style:font-weight-asian="normal" style:font-weight-complex="normal"/>
    </style:style>
    <style:style style:name="T13" style:family="text">
      <style:text-properties fo:font-weight="normal" officeooo:rsid="00fee454" style:font-weight-asian="normal" style:font-weight-complex="normal"/>
    </style:style>
    <style:style style:name="T14" style:family="text">
      <style:text-properties fo:font-weight="normal" officeooo:rsid="007cfe43" style:font-weight-asian="normal" style:font-weight-complex="normal"/>
    </style:style>
    <style:style style:name="T15" style:family="text">
      <style:text-properties fo:font-weight="normal" officeooo:rsid="008694b2" style:font-weight-asian="normal" style:font-weight-complex="normal"/>
    </style:style>
    <style:style style:name="T16" style:family="text">
      <style:text-properties fo:font-weight="normal" officeooo:rsid="00886950" style:font-weight-asian="normal" style:font-weight-complex="normal"/>
    </style:style>
    <style:style style:name="T17" style:family="text">
      <style:text-properties fo:font-weight="normal" officeooo:rsid="005a295e" style:font-weight-asian="normal" style:font-weight-complex="normal"/>
    </style:style>
    <style:style style:name="T18" style:family="text">
      <style:text-properties fo:font-weight="normal" officeooo:rsid="011d9970" style:font-weight-asian="normal" style:font-weight-complex="normal"/>
    </style:style>
    <style:style style:name="T19" style:family="text">
      <style:text-properties fo:font-weight="normal" officeooo:rsid="0028a214" style:font-weight-asian="normal" style:font-weight-complex="normal"/>
    </style:style>
    <style:style style:name="T20" style:family="text">
      <style:text-properties fo:font-weight="normal" officeooo:rsid="0123553f" style:font-weight-asian="normal" style:font-weight-complex="normal"/>
    </style:style>
    <style:style style:name="T21" style:family="text">
      <style:text-properties fo:font-weight="normal" officeooo:rsid="0051cf15" style:font-weight-asian="normal" style:font-weight-complex="normal"/>
    </style:style>
    <style:style style:name="T22" style:family="text">
      <style:text-properties fo:font-weight="normal" officeooo:rsid="005fd5d2" style:font-weight-asian="normal" style:font-weight-complex="normal"/>
    </style:style>
    <style:style style:name="T23" style:family="text">
      <style:text-properties fo:font-weight="normal" officeooo:rsid="006170b6" style:font-weight-asian="normal" style:font-weight-complex="normal"/>
    </style:style>
    <style:style style:name="T24" style:family="text">
      <style:text-properties fo:font-weight="normal" officeooo:rsid="002e0cd3" style:font-weight-asian="normal" style:font-weight-complex="normal"/>
    </style:style>
    <style:style style:name="T25" style:family="text">
      <style:text-properties fo:font-weight="normal" officeooo:rsid="006783d0" style:font-weight-asian="normal" style:font-weight-complex="normal"/>
    </style:style>
    <style:style style:name="T26" style:family="text">
      <style:text-properties fo:font-weight="normal" officeooo:rsid="0068e727" style:font-weight-asian="normal" style:font-weight-complex="normal"/>
    </style:style>
    <style:style style:name="T27" style:family="text">
      <style:text-properties fo:font-weight="normal" officeooo:rsid="0032b080" style:font-weight-asian="normal" style:font-weight-complex="normal"/>
    </style:style>
    <style:style style:name="T28" style:family="text">
      <style:text-properties fo:font-weight="normal" officeooo:rsid="006b4622" style:font-weight-asian="normal" style:font-weight-complex="normal"/>
    </style:style>
    <style:style style:name="T29" style:family="text">
      <style:text-properties fo:font-weight="normal" officeooo:rsid="006cd59d" style:font-weight-asian="normal" style:font-weight-complex="normal"/>
    </style:style>
    <style:style style:name="T30" style:family="text">
      <style:text-properties fo:font-weight="normal" officeooo:rsid="006dd987" style:font-weight-asian="normal" style:font-weight-complex="normal"/>
    </style:style>
    <style:style style:name="T31" style:family="text">
      <style:text-properties fo:font-weight="normal" officeooo:rsid="0022c233" style:font-weight-asian="normal" style:font-weight-complex="normal"/>
    </style:style>
    <style:style style:name="T32" style:family="text">
      <style:text-properties fo:font-weight="normal" officeooo:rsid="007ae7ae" style:font-weight-asian="normal" style:font-weight-complex="normal"/>
    </style:style>
    <style:style style:name="T33" style:family="text">
      <style:text-properties fo:font-weight="normal" officeooo:rsid="007ccc1f" style:font-weight-asian="normal" style:font-weight-complex="normal"/>
    </style:style>
    <style:style style:name="T34" style:family="text">
      <style:text-properties officeooo:rsid="001aa90d"/>
    </style:style>
    <style:style style:name="T35" style:family="text">
      <style:text-properties fo:font-weight="bold" style:font-weight-asian="bold" style:font-weight-complex="bold"/>
    </style:style>
    <style:style style:name="T36" style:family="text">
      <style:text-properties fo:font-weight="bold" officeooo:rsid="001b9997" style:font-weight-asian="bold" style:font-weight-complex="bold"/>
    </style:style>
    <style:style style:name="T37" style:family="text">
      <style:text-properties fo:font-weight="bold" officeooo:rsid="0018eea8" style:font-weight-asian="bold" style:font-weight-complex="bold"/>
    </style:style>
    <style:style style:name="T38" style:family="text">
      <style:text-properties fo:font-weight="bold" officeooo:rsid="00204c47" style:font-weight-asian="bold" style:font-weight-complex="bold"/>
    </style:style>
    <style:style style:name="T39" style:family="text">
      <style:text-properties fo:font-weight="bold" officeooo:rsid="002fc876" style:font-weight-asian="bold" style:font-weight-complex="bold"/>
    </style:style>
    <style:style style:name="T40" style:family="text">
      <style:text-properties fo:font-weight="bold" officeooo:rsid="003a7268" style:font-weight-asian="bold" style:font-weight-complex="bold"/>
    </style:style>
    <style:style style:name="T41" style:family="text">
      <style:text-properties fo:font-weight="bold" officeooo:rsid="001aa90d" style:font-weight-asian="bold" style:font-weight-complex="bold"/>
    </style:style>
    <style:style style:name="T42" style:family="text">
      <style:text-properties fo:font-weight="bold" officeooo:rsid="004f2c08" style:font-weight-asian="bold" style:font-weight-complex="bold"/>
    </style:style>
    <style:style style:name="T43" style:family="text">
      <style:text-properties fo:font-weight="bold" officeooo:rsid="00428b1e" style:font-weight-asian="bold" style:font-weight-complex="bold"/>
    </style:style>
    <style:style style:name="T44" style:family="text">
      <style:text-properties fo:font-weight="bold" officeooo:rsid="01023a16" style:font-weight-asian="bold" style:font-weight-complex="bold"/>
    </style:style>
    <style:style style:name="T45" style:family="text">
      <style:text-properties fo:font-weight="bold" officeooo:rsid="0115d887" style:font-weight-asian="bold" style:font-weight-complex="bold"/>
    </style:style>
    <style:style style:name="T46" style:family="text">
      <style:text-properties fo:font-weight="bold" officeooo:rsid="00fee454" style:font-weight-asian="bold" style:font-weight-complex="bold"/>
    </style:style>
    <style:style style:name="T47" style:family="text">
      <style:text-properties fo:font-weight="bold" officeooo:rsid="00480348" style:font-weight-asian="bold" style:font-weight-complex="bold"/>
    </style:style>
    <style:style style:name="T48" style:family="text">
      <style:text-properties fo:font-weight="bold" officeooo:rsid="008694b2" style:font-weight-asian="bold" style:font-weight-complex="bold"/>
    </style:style>
    <style:style style:name="T49" style:family="text">
      <style:text-properties fo:font-weight="bold" officeooo:rsid="005a295e" style:font-weight-asian="bold" style:font-weight-complex="bold"/>
    </style:style>
    <style:style style:name="T50" style:family="text">
      <style:text-properties fo:font-weight="bold" officeooo:rsid="008391fb" style:font-weight-asian="bold" style:font-weight-complex="bold"/>
    </style:style>
    <style:style style:name="T51" style:family="text">
      <style:text-properties fo:font-weight="bold" officeooo:rsid="0082db81" style:font-weight-asian="bold" style:font-weight-complex="bold"/>
    </style:style>
    <style:style style:name="T52" style:family="text">
      <style:text-properties fo:font-weight="bold" officeooo:rsid="011bb33c" style:font-weight-asian="bold" style:font-weight-complex="bold"/>
    </style:style>
    <style:style style:name="T53" style:family="text">
      <style:text-properties fo:font-weight="bold" officeooo:rsid="0028a214" style:font-weight-asian="bold" style:font-weight-complex="bold"/>
    </style:style>
    <style:style style:name="T54" style:family="text">
      <style:text-properties fo:font-weight="bold" officeooo:rsid="002c2b72" style:font-weight-asian="bold" style:font-weight-complex="bold"/>
    </style:style>
    <style:style style:name="T55" style:family="text">
      <style:text-properties fo:font-weight="bold" officeooo:rsid="011d9970" style:font-weight-asian="bold" style:font-weight-complex="bold"/>
    </style:style>
    <style:style style:name="T56" style:family="text">
      <style:text-properties fo:font-weight="bold" officeooo:rsid="003d42e4" style:font-weight-asian="bold" style:font-weight-complex="bold"/>
    </style:style>
    <style:style style:name="T57" style:family="text">
      <style:text-properties fo:font-weight="bold" officeooo:rsid="005fd5d2" style:font-weight-asian="bold" style:font-weight-complex="bold"/>
    </style:style>
    <style:style style:name="T58" style:family="text">
      <style:text-properties fo:font-weight="bold" officeooo:rsid="007a4864" style:font-weight-asian="bold" style:font-weight-complex="bold"/>
    </style:style>
    <style:style style:name="T59" style:family="text">
      <style:text-properties officeooo:rsid="00204c47"/>
    </style:style>
    <style:style style:name="T60" style:family="text">
      <style:text-properties officeooo:rsid="0021a8e7"/>
    </style:style>
    <style:style style:name="T61" style:family="text">
      <style:text-properties officeooo:rsid="002375b2"/>
    </style:style>
    <style:style style:name="T62" style:family="text">
      <style:text-properties officeooo:rsid="00248594"/>
    </style:style>
    <style:style style:name="T63" style:family="text">
      <style:text-properties officeooo:rsid="0026383a"/>
    </style:style>
    <style:style style:name="T64" style:family="text">
      <style:text-properties officeooo:rsid="003611fc"/>
    </style:style>
    <style:style style:name="T65" style:family="text">
      <style:text-properties officeooo:rsid="002fc876"/>
    </style:style>
    <style:style style:name="T66" style:family="text">
      <style:text-properties officeooo:rsid="00208fc1"/>
    </style:style>
    <style:style style:name="T67" style:family="text">
      <style:text-properties officeooo:rsid="0025108d"/>
    </style:style>
    <style:style style:name="T68" style:family="text">
      <style:text-properties officeooo:rsid="00245b9b"/>
    </style:style>
    <style:style style:name="T69" style:family="text">
      <style:text-properties officeooo:rsid="0028a214"/>
    </style:style>
    <style:style style:name="T70" style:family="text">
      <style:text-properties officeooo:rsid="002c2b72"/>
    </style:style>
    <style:style style:name="T71" style:family="text">
      <style:text-properties officeooo:rsid="002f65f3"/>
    </style:style>
    <style:style style:name="T72" style:family="text">
      <style:text-properties officeooo:rsid="003159db"/>
    </style:style>
    <style:style style:name="T73" style:family="text">
      <style:text-properties officeooo:rsid="003aaa44"/>
    </style:style>
    <style:style style:name="T74" style:family="text">
      <style:text-properties officeooo:rsid="002ec0b0"/>
    </style:style>
    <style:style style:name="T75" style:family="text">
      <style:text-properties officeooo:rsid="00365ffd"/>
    </style:style>
    <style:style style:name="T76" style:family="text">
      <style:text-properties officeooo:rsid="002cec5c"/>
    </style:style>
    <style:style style:name="T77" style:family="text">
      <style:text-properties officeooo:rsid="002b01b9"/>
    </style:style>
    <style:style style:name="T78" style:family="text">
      <style:text-properties officeooo:rsid="003a2f1d"/>
    </style:style>
    <style:style style:name="T79" style:family="text">
      <style:text-properties officeooo:rsid="003d42e4"/>
    </style:style>
    <style:style style:name="T80" style:family="text">
      <style:text-properties officeooo:rsid="00427f8b"/>
    </style:style>
    <style:style style:name="T81" style:family="text">
      <style:text-properties officeooo:rsid="002fc2ef"/>
    </style:style>
    <style:style style:name="T82" style:family="text">
      <style:text-properties officeooo:rsid="00428b1e"/>
    </style:style>
    <style:style style:name="T83" style:family="text">
      <style:text-properties officeooo:rsid="004d7918"/>
    </style:style>
    <style:style style:name="T84" style:family="text">
      <style:text-properties officeooo:rsid="005078cf"/>
    </style:style>
    <style:style style:name="T85" style:family="text">
      <style:text-properties officeooo:rsid="0051491a"/>
    </style:style>
    <style:style style:name="T86" style:family="text">
      <style:text-properties officeooo:rsid="0055d0c3"/>
    </style:style>
    <style:style style:name="T87" style:family="text">
      <style:text-properties officeooo:rsid="00579e56"/>
    </style:style>
    <style:style style:name="T88" style:family="text">
      <style:text-properties officeooo:rsid="00fe582c"/>
    </style:style>
    <style:style style:name="T89" style:family="text">
      <style:text-properties officeooo:rsid="005a295e"/>
    </style:style>
    <style:style style:name="T90" style:family="text">
      <style:text-properties officeooo:rsid="005c73d3"/>
    </style:style>
    <style:style style:name="T91" style:family="text">
      <style:text-properties officeooo:rsid="005df360"/>
    </style:style>
    <style:style style:name="T92" style:family="text">
      <style:text-properties officeooo:rsid="004df9ee"/>
    </style:style>
    <style:style style:name="T93" style:family="text">
      <style:text-properties officeooo:rsid="0047c81e"/>
    </style:style>
    <style:style style:name="T94" style:family="text">
      <style:text-properties officeooo:rsid="0082db81"/>
    </style:style>
    <style:style style:name="T95" style:family="text">
      <style:text-properties officeooo:rsid="00edfbde"/>
    </style:style>
    <style:style style:name="T96" style:family="text">
      <style:text-properties officeooo:rsid="00eeb698"/>
    </style:style>
    <style:style style:name="T97" style:family="text">
      <style:text-properties style:text-underline-style="none" fo:font-weight="bold" officeooo:rsid="00af3bb4" style:font-weight-asian="bold" style:font-weight-complex="bold"/>
    </style:style>
    <style:style style:name="T98" style:family="text">
      <style:text-properties style:text-underline-style="none" fo:font-weight="bold" officeooo:rsid="0018eea8" style:font-weight-asian="bold" style:font-weight-complex="bold"/>
    </style:style>
    <style:style style:name="T99" style:family="text">
      <style:text-properties style:text-underline-style="none" fo:font-weight="normal" officeooo:rsid="011049f5" style:font-weight-asian="normal" style:font-weight-complex="normal"/>
    </style:style>
    <style:style style:name="T100" style:family="text">
      <style:text-properties style:text-underline-style="none" fo:font-weight="normal" officeooo:rsid="01110f25" style:font-weight-asian="normal" style:font-weight-complex="normal"/>
    </style:style>
    <style:style style:name="T101" style:family="text">
      <style:text-properties style:text-underline-style="none" fo:font-weight="normal" officeooo:rsid="00af3bb4" style:font-weight-asian="normal" style:font-weight-complex="normal"/>
    </style:style>
    <style:style style:name="T102" style:family="text">
      <style:text-properties style:text-underline-style="none" fo:font-weight="normal" officeooo:rsid="00b046ec" style:font-weight-asian="normal" style:font-weight-complex="normal"/>
    </style:style>
    <style:style style:name="T103" style:family="text">
      <style:text-properties style:text-underline-style="none" fo:font-weight="normal" officeooo:rsid="010e2044" style:font-weight-asian="normal" style:font-weight-complex="normal"/>
    </style:style>
    <style:style style:name="T104" style:family="text">
      <style:text-properties style:text-underline-style="none" fo:font-weight="normal" officeooo:rsid="010e7bad" style:font-weight-asian="normal" style:font-weight-complex="normal"/>
    </style:style>
    <style:style style:name="T105" style:family="text">
      <style:text-properties style:text-underline-style="none" fo:font-weight="normal" officeooo:rsid="0051cf15" style:font-weight-asian="normal" style:font-weight-complex="normal"/>
    </style:style>
    <style:style style:name="T106" style:family="text">
      <style:text-properties style:text-underline-style="none" fo:font-weight="normal" officeooo:rsid="0018eea8" style:font-weight-asian="normal" style:font-weight-complex="normal"/>
    </style:style>
    <style:style style:name="T107" style:family="text">
      <style:text-properties officeooo:rsid="005fd5d2"/>
    </style:style>
    <style:style style:name="T108" style:family="text">
      <style:text-properties officeooo:rsid="00605a3c"/>
    </style:style>
    <style:style style:name="T109" style:family="text">
      <style:text-properties officeooo:rsid="0063c54c"/>
    </style:style>
    <style:style style:name="T110" style:family="text">
      <style:text-properties officeooo:rsid="00642d82"/>
    </style:style>
    <style:style style:name="T111" style:family="text">
      <style:text-properties officeooo:rsid="00667e51"/>
    </style:style>
    <style:style style:name="T112" style:family="text">
      <style:text-properties officeooo:rsid="0032b080"/>
    </style:style>
    <style:style style:name="T113" style:family="text">
      <style:text-properties officeooo:rsid="006f04ba"/>
    </style:style>
    <style:style style:name="T114" style:family="text">
      <style:text-properties officeooo:rsid="0076a7af"/>
    </style:style>
    <style:style style:name="T115" style:family="text">
      <style:text-properties officeooo:rsid="00789ea3"/>
    </style:style>
    <style:style style:name="T116" style:family="text">
      <style:text-properties officeooo:rsid="007a4864"/>
    </style:style>
    <style:style style:name="T117" style:family="text">
      <style:text-properties officeooo:rsid="00807bdc"/>
    </style:style>
    <style:style style:name="T118" style:family="text">
      <style:text-properties officeooo:rsid="001ed4f1"/>
    </style:style>
    <style:style style:name="T119" style:family="text">
      <style:text-properties officeooo:rsid="011edffb"/>
    </style:style>
    <style:style style:name="T120" style:family="text">
      <style:text-properties officeooo:rsid="00703d6d"/>
    </style:style>
    <style:style style:name="T121" style:family="text">
      <style:text-properties officeooo:rsid="006f6082"/>
    </style:style>
    <style:style style:name="T122" style:family="text">
      <style:text-properties officeooo:rsid="00692dcc"/>
    </style:style>
    <style:style style:name="T123" style:family="text">
      <style:text-properties officeooo:rsid="007b8361"/>
    </style:style>
    <style:style style:name="T124" style:family="text">
      <style:text-properties officeooo:rsid="008477f2"/>
    </style:style>
    <style:style style:name="T125" style:family="text">
      <style:text-properties officeooo:rsid="00894729"/>
    </style:style>
    <style:style style:name="T126" style:family="text">
      <style:text-properties officeooo:rsid="009c2e8e"/>
    </style:style>
    <style:style style:name="T127" style:family="text">
      <style:text-properties officeooo:rsid="00858e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29">Reach out to Brian before the study and make sure the dash monitor is free!!</text:p>
      <text:p text:style-name="P32">Ask staff if MGH dash monitor can be used for monitoring ECG</text:p>
      <text:p text:style-name="P27"><text:span text:style-name="T92">Remember to b</text:span>ook relevant materials on <text:span text:style-name="T93">lab </text:span>google calendars</text:p>
      <text:p text:style-name="P35">Charge devices and free SD memory</text:p>
      <text:p text:style-name="P29"/>
      <text:p text:style-name="P10"><text:span text:style-name="T74">M</text:span>aterials <text:span text:style-name="T80">checklist</text:span>:</text:p>
      <text:p text:style-name="P26">Book relevant materials on google calendars</text:p>
      <text:p text:style-name="P8"><text:span text:style-name="T82">C</text:span>omputational cart:</text:p>
      <text:p text:style-name="P23">- <text:span text:style-name="T82">IVUS machine</text:span></text:p>
      <text:p text:style-name="P23">- EM station</text:p>
      <text:p text:style-name="P23">- <text:span text:style-name="T82">EM emitter</text:span></text:p>
      <text:p text:style-name="P23">- <text:span text:style-name="T83">Mitra clip</text:span></text:p>
      <text:p text:style-name="P25">- Anthony lab EM tracker stand</text:p>
      <text:p text:style-name="P23">- PIM module</text:p>
      <text:p text:style-name="P23">- USB splitter</text:p>
      <text:p text:style-name="P23">- <text:span text:style-name="T82">pullback device</text:span></text:p>
      <text:p text:style-name="P23">- <text:span text:style-name="T82">pullback device power chord</text:span></text:p>
      <text:p text:style-name="P23">- <text:span text:style-name="T82">pullback device USB cable</text:span></text:p>
      <text:p text:style-name="P23">- <text:span text:style-name="T82">dash monitor cable</text:span></text:p>
      <text:p text:style-name="P23">- computer</text:p>
      <text:p text:style-name="P23">- computer monitor facing out</text:p>
      <text:p text:style-name="P23">- computer charger</text:p>
      <text:p text:style-name="P23">- frame grabber</text:p>
      <text:p text:style-name="P24">- optional: frame grabber for fluoro</text:p>
      <text:p text:style-name="P23">- mouse</text:p>
      <text:p text:style-name="P23">- keyboard</text:p>
      <text:p text:style-name="P23">- <text:span text:style-name="T75">supply boxes</text:span></text:p>
      <text:p text:style-name="P23">- <text:span text:style-name="T73">dash monitor</text:span></text:p>
      <text:p text:style-name="P23">- <text:span text:style-name="T82">camera</text:span></text:p>
      <text:p text:style-name="P23">- <text:span text:style-name="T82">camera stand</text:span></text:p>
      <text:p text:style-name="P23">- <text:span text:style-name="T82">iPhone stand</text:span></text:p>
      <text:p text:style-name="P87">- <text:span text:style-name="T119">tape</text:span></text:p>
      <text:p text:style-name="P87">- <text:span text:style-name="T120">marker for drawing on fluoro screen</text:span></text:p>
      <text:p text:style-name="P90">- second cart for monitor <text:span text:style-name="T122">(for now)</text:span></text:p>
      <text:p text:style-name="P90">- <text:span text:style-name="T127">lighter</text:span></text:p>
      <text:p text:style-name="P90">- <text:span text:style-name="T127">beaker</text:span></text:p>
      <text:p text:style-name="P90">- <text:span text:style-name="T127">scissors</text:span></text:p>
      <text:p text:style-name="P90">- <text:span text:style-name="T127">screwdriver</text:span></text:p>
      <text:p text:style-name="P90">- <text:span text:style-name="T127">supply boxes</text:span></text:p>
      <text:p text:style-name="P87">- <text:span text:style-name="T123">barbell weights</text:span></text:p>
      <text:p text:style-name="P87">- <text:span text:style-name="T123">guidewires consolidated in box sizes</text:span></text:p>
      <text:p text:style-name="P87">- <text:span text:style-name="T125">M6 wrench</text:span></text:p>
      <text:p text:style-name="P87">- <text:span text:style-name="T126">towel</text:span></text:p>
      <text:p text:style-name="P87">- <text:span text:style-name="T126">dryseal</text:span></text:p>
      <text:p text:style-name="P23"/>
      <text:p text:style-name="P7">supplies:</text:p>
      <text:p text:style-name="P38">- <text:span text:style-name="T65">printed protocol</text:span></text:p>
      <text:p text:style-name="P42">- barbell weights</text:p>
      <text:p text:style-name="P38"><text:soft-page-break/>- IVUS <text:span text:style-name="T66">+ EM </text:span>catheters</text:p>
      <text:p text:style-name="P40">- steerable EM catheter</text:p>
      <text:p text:style-name="P40">- <text:span text:style-name="T67">steerable catheter</text:span></text:p>
      <text:p text:style-name="P38">- <text:span text:style-name="T66">computer monitor</text:span></text:p>
      <text:p text:style-name="P38">- <text:span text:style-name="T66">guiding catheters</text:span></text:p>
      <text:p text:style-name="P38">- <text:span text:style-name="T66">dryseal</text:span></text:p>
      <text:p text:style-name="P38">- <text:span text:style-name="T66">dilators</text:span></text:p>
      <text:p text:style-name="P38">- <text:span text:style-name="T66">hemostatic valve</text:span></text:p>
      <text:p text:style-name="P40">- guidewire<text:span text:style-name="T67">s</text:span></text:p>
      <text:p text:style-name="P40">- contrast agent</text:p>
      <text:p text:style-name="P43">- saline</text:p>
      <text:p text:style-name="P43">- <text:span text:style-name="T85">stents</text:span></text:p>
      <text:p text:style-name="P40">- puffing catheters</text:p>
      <text:p text:style-name="P40">- <text:span text:style-name="T68">surgical drapes</text:span></text:p>
      <text:p text:style-name="P41">- ECG electrodes</text:p>
      <text:p text:style-name="P22">- <text:span text:style-name="T64">syringes for contrast agent injection</text:span></text:p>
      <text:p text:style-name="P95">- check that there’s no other materials in protocol below that are referenced</text:p>
      <text:p text:style-name="P39"/>
      <text:p text:style-name="P39"/>
      <text:p text:style-name="P12">Room Setup:</text:p>
      <text:p text:style-name="P11"/>
      <text:p text:style-name="P11"><text:span text:style-name="T82">E</text:span><text:span text:style-name="T81">lectronics </text:span>setup:</text:p>
      <text:list xml:id="list592573576" text:style-name="L1">
        <text:list-item>
          <text:p text:style-name="P50"><text:span text:style-name="T118">setup power stri</text:span><text:span text:style-name="T117">p</text:span></text:p>
        </text:list-item>
      </text:list>
      <text:list xml:id="list2294393178" text:style-name="L2">
        <text:list-item>
          <text:p text:style-name="P51">Position EM tracker at level of pig’s abdomen (where we want tracking to be most accurate)</text:p>
        </text:list-item>
      </text:list>
      <text:list xml:id="list3466908157" text:style-name="L3">
        <text:list-item>
          <text:p text:style-name="P52">Place a barbell on EM tracker stand</text:p>
        </text:list-item>
        <text:list-item>
          <text:p text:style-name="P53">Give warning to team and animal facility staff not to move EM tracker stand</text:p>
        </text:list-item>
      </text:list>
      <text:p text:style-name="Standard"/>
      <text:p text:style-name="P3">Camera setup:</text:p>
      <text:list xml:id="list2494626746" text:style-name="L4">
        <text:list-item>
          <text:p text:style-name="P57">Ensure iPhone is set to record at 60fps</text:p>
        </text:list-item>
        <text:list-item>
          <text:p text:style-name="P58"><text:span text:style-name="T94">Ensure </text:span><text:span text:style-name="T50">Nikon </text:span><text:span text:style-name="T51">camera is set to 25 fps</text:span><text:span text:style-name="T94">, long lens, place very up close on high stand </text:span><text:span text:style-name="T95">[ ]</text:span></text:p>
        </text:list-item>
        <text:list-item>
          <text:p text:style-name="P59">Setup camera looking at fluoro screen and surgeon + fluoro + IVUS [ ]</text:p>
        </text:list-item>
        <text:list-item>
          <text:p text:style-name="P57">Ensure fluoro machine is in record mode / connect a frame grabber</text:p>
        </text:list-item>
        <text:list-item>
          <text:p text:style-name="P57">Station camera with view of operator, C-arm, ultrasound <text:span text:style-name="T62">3D </text:span>display, <text:span text:style-name="T63">ECG signal, pullback device,</text:span> <text:span text:style-name="T62">and possibly EM tracker stand</text:span> </text:p>
        </text:list-item>
        <text:list-item>
          <text:p text:style-name="P96">station other camera / iPhone to record fluoro screen</text:p>
        </text:list-item>
      </text:list>
      <text:p text:style-name="P37"/>
      <text:p text:style-name="P46"><text:span text:style-name="T57">Tool prep</text:span><text:span text:style-name="T43">:</text:span></text:p>
      <text:list xml:id="list3907453982" text:style-name="L5">
        <text:list-header>
          <text:p text:style-name="P97"/>
        </text:list-header>
      </text:list>
      <text:list xml:id="list326655701" text:style-name="L6">
        <text:list-item>
          <text:p text:style-name="P98"><text:span text:style-name="T22">Have mapping catheter and pullback catheter in </text:span><text:span text:style-name="T32">easy to access</text:span><text:span text:style-name="T22"> positions </text:span><text:span text:style-name="T33">[ ]</text:span></text:p>
        </text:list-item>
        <text:list-item>
          <text:p text:style-name="P61"><text:span text:style-name="T107">Tape r</text:span>eference point on wire [ ]</text:p>
        </text:list-item>
      </text:list>
      <text:p text:style-name="P37"/>
      <text:p text:style-name="P44"><text:span text:style-name="T40">C</text:span><text:span text:style-name="T39">omputer setup:</text:span></text:p>
      <text:list xml:id="list678761840" text:style-name="L7">
        <text:list-item>
          <text:p text:style-name="P62">Have deformation registration directory also open for troubleshooting</text:p>
        </text:list-item>
        <text:list-item>
          <text:p text:style-name="P99"><text:span text:style-name="T65">ensure correct calibration </text:span><text:span text:style-name="T78">file</text:span><text:span text:style-name="T65"> loaded </text:span><text:span text:style-name="T78">for catheter </text:span><text:span text:style-name="T107">[ ]</text:span></text:p>
        </text:list-item>
        <text:list-item>
          <text:p text:style-name="P100">ensure correct ML model loaded <text:span text:style-name="T96">[ ]</text:span></text:p>
        </text:list-item>
        <text:list-item>
          <text:p text:style-name="P99"><text:span text:style-name="T77">presave data directories </text:span><text:span text:style-name="T76">on computer </text:span><text:span text:style-name="T107">and load preop directories</text:span></text:p>
        </text:list-item>
        <text:list-item>
          <text:p text:style-name="P99"><text:span text:style-name="T76">activate frame grabber, ensure aortascope workin</text:span><text:span text:style-name="T78">g</text:span></text:p>
        </text:list-item>
        <text:list-item>
          <text:p text:style-name="P101">(optional) connect frame grabber to fluoro machine</text:p>
        </text:list-item>
      </text:list>
      <text:p text:style-name="P48"/>
      <text:p text:style-name="P12"><text:soft-page-break/>Protocol <text:span text:style-name="T111">(pig arrives)</text:span>:</text:p>
      <text:p text:style-name="P49">Take pictures of every step</text:p>
      <text:p text:style-name="P54"/>
      <text:p text:style-name="P54">Capture ECG signal:</text:p>
      <text:list xml:id="list1908543525" text:style-name="L8">
        <text:list-item>
          <text:p text:style-name="P102">ensure electrodes are on bony / flat parts of body ideally</text:p>
        </text:list-item>
        <text:list-item>
          <text:p text:style-name="P103">don’t need middle one, just LA RA LL RL</text:p>
        </text:list-item>
        <text:list-item>
          <text:p text:style-name="P103">LA and RA should be at the level of shoulder above arms – <text:span text:style-name="T87">ask Jawad</text:span></text:p>
        </text:list-item>
        <text:list-item>
          <text:p text:style-name="P102">LL and RL should be above the hip</text:p>
        </text:list-item>
        <text:list-item>
          <text:p text:style-name="P102">connect to dash monitor</text:p>
        </text:list-item>
        <text:list-item>
          <text:p text:style-name="P64">Pick any working lead if possible</text:p>
        </text:list-item>
      </text:list>
      <text:p text:style-name="P47"/>
      <text:p text:style-name="P1"/>
      <text:p text:style-name="P1"/>
      <text:p text:style-name="P1"/>
      <text:p text:style-name="P1">Gaining access:</text:p>
      <text:p text:style-name="P31">Decide 0.018 catheter (12 Fr – very possibly 10Fr) or 0.035 catheter (16Fr) before procedure based on CT imaging – will not be able to navigate with mitra clip or use long sliding protective 12Fr sheath inside 16Fr in 12 Fr case – need to be in sheep or accept abdominal only</text:p>
      <text:p text:style-name="P31">options:</text:p>
      <text:p text:style-name="P13">1) femoral / <text:span text:style-name="T86">iliac </text:span>access (preferred <text:span text:style-name="T86">12 Fr</text:span>)</text:p>
      <text:list xml:id="list1272101477" text:style-name="L9">
        <text:list-item>
          <text:p text:style-name="P66">Use vessel puncture kit to gain femoral access</text:p>
        </text:list-item>
        <text:list-item>
          <text:p text:style-name="P67">Feed 0.014” wire in (compatible with steerable system) </text:p>
        </text:list-item>
        <text:list-item>
          <text:p text:style-name="P104"><text:span text:style-name="T2">Exchange </text:span><text:span text:style-name="T4">puncture kit</text:span><text:span text:style-name="T2"> for dilator inside a sheath</text:span></text:p>
        </text:list-item>
        <text:list-item>
          <text:p text:style-name="P69">Remove <text:span text:style-name="T86">dilator</text:span></text:p>
        </text:list-item>
      </text:list>
      <text:p text:style-name="P16">2) Try the other femoral</text:p>
      <text:p text:style-name="P15"><text:span text:style-name="T91">3</text:span>) <text:span text:style-name="T90">sew graft onto iliac, ligate graft and tunnel to the groin</text:span></text:p>
      <text:p text:style-name="P15"><text:span text:style-name="T91">4</text:span>) cut down to <text:span text:style-name="T90">distal abdominal aorta</text:span></text:p>
      <text:list xml:id="list3803568709" text:style-name="L10">
        <text:list-item>
          <text:p text:style-name="P65">laporotomy – move intestines - be careful not to cut the ureters</text:p>
        </text:list-item>
      </text:list>
      <text:p text:style-name="P31"/>
      <text:p text:style-name="P13">Initializing IVUS:</text:p>
      <text:list xml:id="list201125920843922" text:continue-list="list1272101477" text:style-name="L9">
        <text:list-item>
          <text:p text:style-name="P67">Feed in IVUS 0.018” over 0.014” wire</text:p>
        </text:list-item>
        <text:list-item>
          <text:p text:style-name="P67">Check initial imaging quality and tune gains as necessary</text:p>
          <text:list>
            <text:list-item>
              <text:p text:style-name="P104"><text:span text:style-name="T2">If vessel diameter too </text:span><text:span text:style-name="T3">big at first glance</text:span><text:span text:style-name="T2">, switch to 0.035” IVUS inside 16Fr only </text:span><text:span text:style-name="T4">for rest of the study</text:span></text:p>
            </text:list-item>
          </text:list>
        </text:list-item>
        <text:list-item>
          <text:p text:style-name="P105"><text:span text:style-name="T58">Even if sheep </text:span><text:span text:style-name="T116">- p</text:span>ush the catheter up to the base of the aortic arch, and do a quick pullback data collection of the abdominal aorta to ensure at least one dataset gets collected <text:span text:style-name="T116">(do arch reg experiment later)</text:span></text:p>
        </text:list-item>
      </text:list>
      <text:p text:style-name="P21"/>
      <text:p text:style-name="P5"><text:span text:style-name="T34">N</text:span>avigating aortic arch – approach 1 (easy approach) – <text:span text:style-name="T59">use precurved guiding catheter</text:span></text:p>
      <text:list xml:id="list691638104" text:style-name="L11">
        <text:list-item>
          <text:p text:style-name="P70">Feed a guiding catheter over the wire and navigate it up to the base of the aortic arch</text:p>
        </text:list-item>
        <text:list-item>
          <text:p text:style-name="P70">Using fluoroscopy as guidance, rotate the guiding catheter to point in the direction of the aortic arch and pass an 0.018” or 0.014” wire through until it reaches the base of the aortic root</text:p>
          <text:list>
            <text:list-item>
              <text:p text:style-name="P71">inject a puff of contrast if aortic root direction is unclear, <text:span text:style-name="T71">take a picture </text:span><text:span text:style-name="T72">for paper</text:span></text:p>
            </text:list-item>
          </text:list>
        </text:list-item>
        <text:list-item>
          <text:p text:style-name="P72">Remove the guiding catheter</text:p>
        </text:list-item>
        <text:list-item>
          <text:p text:style-name="P72">Test to see if the IVUS catheter can be feed around the aortic arch with minimal force without entering the head branches</text:p>
        </text:list-item>
      </text:list>
      <text:p text:style-name="P30"/>
      <text:p text:style-name="P45"><text:span text:style-name="T41">N</text:span><text:span text:style-name="T36">avigating aortic arch – approach </text:span><text:span text:style-name="T42">2</text:span><text:span text:style-name="T36"> (easy approach) – </text:span><text:span text:style-name="T38">use </text:span><text:span text:style-name="T42">Mitra Clip</text:span></text:p>
      <text:list xml:id="list201124781370222" text:continue-numbering="true" text:style-name="L11">
        <text:list-item>
          <text:p text:style-name="P73">Push dryseal sheath up to base of aortic arch</text:p>
        </text:list-item>
        <text:list-item>
          <text:p text:style-name="P73"><text:soft-page-break/>Deploy mitra clip from sheath and steer around arch, or feed wire out of mitra clip if you have to after point in right direction <text:span text:style-name="T84">(take video of mitra clip navigation)</text:span></text:p>
        </text:list-item>
        <text:list-item>
          <text:p text:style-name="P73">Feed IVUS through and retract mitra clip</text:p>
        </text:list-item>
        <text:list-item>
          <text:p text:style-name="P73">Retract everything together during the pullback</text:p>
        </text:list-item>
      </text:list>
      <text:list xml:id="list201126221589261" text:continue-list="list201125920843922" text:style-name="L9">
        <text:list-item>
          <text:list>
            <text:list-header>
              <text:p text:style-name="P69"/>
            </text:list-header>
          </text:list>
        </text:list-item>
      </text:list>
      <text:p text:style-name="P36"><text:span text:style-name="T36">Navigating aortic arch – approach 2</text:span><text:span text:style-name="T37"> </text:span><text:span text:style-name="T36">(if approach 1 doesn’t work) – </text:span><text:span text:style-name="T38">use steerable catheter</text:span></text:p>
      <text:list xml:id="list201126332869771" text:continue-numbering="true" text:style-name="L9">
        <text:list-item>
          <text:p text:style-name="P67">Remove IVUS 0.018”</text:p>
        </text:list-item>
        <text:list-item>
          <text:p text:style-name="P67">Feed 12 Fr sheath over 0.014” inside 16Fr sheath <text:span text:style-name="T86">(or slide long 12 Fr sheath up and down)</text:span></text:p>
        </text:list-item>
        <text:list-item>
          <text:p text:style-name="P67">Navigate 0.014” wire around aortic arch</text:p>
        </text:list-item>
        <text:list-item>
          <text:p text:style-name="P67">Feed steerable catheter over 0.014” inside 12Fr</text:p>
        </text:list-item>
        <text:list-item>
          <text:p text:style-name="P67">Navigate steerable system around aortic arch by having <text:s/>it follow the wire</text:p>
        </text:list-item>
        <text:list-item>
          <text:p text:style-name="P67">Once the steerable system is at the aortic root, bend the 12Fr sheath around the arch by pushing it over the steerable system</text:p>
        </text:list-item>
        <text:list-item>
          <text:p text:style-name="P67">Once sheath is at aortic root, remove the steerable inner component</text:p>
        </text:list-item>
        <text:list-item>
          <text:p text:style-name="P74">Feed IVUS up through the sheath</text:p>
        </text:list-item>
      </text:list>
      <text:p text:style-name="P34"/>
      <text:p text:style-name="P14">If approach doesn’t work → <text:span text:style-name="T110">commit to</text:span> abdominal registration</text:p>
      <text:p text:style-name="P34"/>
      <text:p text:style-name="P18">Fluoro Positioning</text:p>
      <text:list xml:id="list201124582214782" text:continue-numbering="true" text:style-name="L9">
        <text:list-item>
          <text:p text:style-name="P106"><text:span text:style-name="T18">Position fluoro </text:span><text:span text:style-name="T22">above kidneys based on CT scan and udder references (</text:span><text:span text:style-name="T23">alert everyone in room</text:span><text:span text:style-name="T22"> not to move </text:span><text:span text:style-name="T23">to prevent movement of EM field</text:span><text:span text:style-name="T22">)</text:span></text:p>
        </text:list-item>
        <text:list-item>
          <text:p text:style-name="P76">Do a contrast injection with puffing catheter to verify you can visualize renals, <text:span text:style-name="T108">SMA and celiac</text:span></text:p>
        </text:list-item>
        <text:list-item>
          <text:p text:style-name="P77">Ensure sheath is below aortic bifurcation or renals if possible</text:p>
        </text:list-item>
        <text:list-item>
          <text:p text:style-name="P60">Lock the table in place [ ]</text:p>
        </text:list-item>
        <text:list-item>
          <text:p text:style-name="P76">Position pullback device</text:p>
        </text:list-item>
      </text:list>
      <text:p text:style-name="P33"/>
      <text:p text:style-name="P3">Pullback <text:span text:style-name="T60">(repeat for each dataset collection)</text:span>:</text:p>
      <text:list xml:id="list2920018032" text:style-name="L12">
        <text:list-item>
          <text:p text:style-name="P78">Create <text:span text:style-name="T70">an empty dataset folder for pullback data and load preop data into it</text:span></text:p>
        </text:list-item>
        <text:list-item>
          <text:p text:style-name="P79">If pullback device not working, <text:span text:style-name="T114">just do manual but still gated pullback</text:span></text:p>
        </text:list-item>
        <text:list-item>
          <text:p text:style-name="P80"><text:span text:style-name="T112">Flush catheter with saline </text:span><text:span text:style-name="T79">after each experiment</text:span></text:p>
        </text:list-item>
        <text:list-item>
          <text:p text:style-name="P82"/>
        </text:list-item>
      </text:list>
      <text:list xml:id="list3077034293" text:style-name="L13">
        <text:list-item>
          <text:p text:style-name="P81"><text:span text:style-name="T115">Assuming catheter at desired location from previous steps, c</text:span>lip IVUS catheter into pullback device</text:p>
        </text:list-item>
        <text:list-item>
          <text:p text:style-name="P83">Remind <text:span text:style-name="T113">everyone</text:span> in room not to touch EM tracker stand <text:span text:style-name="T61">from this point onwards</text:span></text:p>
        </text:list-item>
        <text:list-item>
          <text:p text:style-name="P68"><text:span text:style-name="T69">Start recording with (1) </text:span><text:span text:style-name="T35">camera</text:span><text:span text:style-name="T52">s</text:span> <text:span text:style-name="T69">in room, (2) <text:s/></text:span><text:span text:style-name="T53">screen </text:span><text:span text:style-name="T69">recording, (3) click </text:span><text:span text:style-name="T53">‘start recording’</text:span><text:span text:style-name="T69"> in aortascope, and (4) click </text:span><text:span text:style-name="T53">start pullback dev</text:span><text:span text:style-name="T54">i</text:span><text:span text:style-name="T53">ce </text:span><text:span text:style-name="T69">in that order</text:span></text:p>
        </text:list-item>
      </text:list>
      <text:list xml:id="list3493242110" text:style-name="L14">
        <text:list-item>
          <text:p text:style-name="P84">Track IVUS on fluoro as you pullback</text:p>
          <text:list>
            <text:list-header>
              <text:p text:style-name="P75"/>
            </text:list-header>
          </text:list>
          <text:p text:style-name="P55"/>
        </text:list-item>
      </text:list>
      <text:p text:style-name="P19">Performing registration (with contingency plans)</text:p>
      <text:p text:style-name="P17"><text:span text:style-name="T24">Remove IVUS catheter and guidewire </text:span><text:span text:style-name="T25">if you think data was good</text:span></text:p>
      <text:p text:style-name="P19"><text:span text:style-name="T25">W</text:span><text:span text:style-name="T1">orkflow → gating, run bin0 and bin5, register bin 0, centerline caller, capture pulsatile</text:span></text:p>
      <text:list xml:id="list2847448492" text:style-name="L15">
        <text:list-item>
          <text:p text:style-name="P107"><text:span text:style-name="T44">1. </text:span><text:span text:style-name="T49">Just r</text:span><text:span text:style-name="T46">un registration again</text:span><text:span text:style-name="T47"> </text:span><text:span text:style-name="T11">– </text:span><text:span text:style-name="T12">or </text:span><text:span text:style-name="T13">try </text:span><text:span text:style-name="T14">viterbi</text:span></text:p>
        </text:list-item>
        <text:list-item>
          <text:p text:style-name="P107"><text:span text:style-name="T44">2. </text:span><text:span text:style-name="T46">Replay data</text:span><text:span text:style-name="T11"> – </text:span><text:span text:style-name="T13">conf class 2 threshold, tsdf voxel size, </text:span><text:span text:style-name="T17">change </text:span><text:span text:style-name="T13">ML model</text:span></text:p>
        </text:list-item>
        <text:list-item>
          <text:p text:style-name="P107"><text:span text:style-name="T44">3. </text:span><text:span text:style-name="T46">Registration </text:span><text:span text:style-name="T44">t</text:span><text:span text:style-name="T48">uning</text:span><text:span text:style-name="T15"> – </text:span><text:span text:style-name="T16">dbscan eps, downsampling CT mesh, allowable stretch factor </text:span><text:span text:style-name="T28">visualize if needed / </text:span><text:span text:style-name="T29">or change stretch threshold </text:span><text:span text:style-name="T30">type</text:span><text:span text:style-name="T16">, angle filter ransac, renal order swap injective mappings, bin / full selected for 4D reg</text:span></text:p>
        </text:list-item>
        <text:list-item>
          <text:p text:style-name="P63"><text:span text:style-name="T49">4. Map again (say nthng)- </text:span><text:span text:style-name="T89">change the gain on the ultrasound machine, change to include arch or not (chopped param)</text:span></text:p>
        </text:list-item>
        <text:list-item>
          <text:p text:style-name="P63"><text:soft-page-break/><text:span text:style-name="T49">5</text:span><text:span text:style-name="T44">. </text:span><text:span text:style-name="T35">IVUS mapping only </text:span><text:span text:style-name="T45">(say nthng)</text:span> <text:span text:style-name="T88">and record transform data</text:span> (superimpose CT scan later) – </text:p>
        </text:list-item>
        <text:list-item>
          <text:p text:style-name="P85">Just map rubbish and hope centerline and orifices are ok – retrospectively look at IVUS segmentation</text:p>
        </text:list-item>
      </text:list>
      <text:p text:style-name="P3"/>
      <text:p text:style-name="P4">Side branch navigation:</text:p>
      <text:list xml:id="list3844869427" text:style-name="L16">
        <text:list-item>
          <text:p text:style-name="P108"><text:span text:style-name="T26">Test multiple surgeons, f</text:span><text:span text:style-name="T27">lush steerable catheter with saline </text:span><text:span text:style-name="T8">after each experiment</text:span></text:p>
        </text:list-item>
        <text:list-item>
          <text:p text:style-name="P108"><text:span text:style-name="T31">Remind staff in room not to touch EM tracker stand </text:span><text:span text:style-name="T26">or table</text:span><text:span text:style-name="T31"> </text:span></text:p>
        </text:list-item>
        <text:list-item>
          <text:p text:style-name="P108"><text:span text:style-name="T99">Check if wire is still decent quality / </text:span><text:span text:style-name="T100">exchange at end of each run</text:span></text:p>
        </text:list-item>
        <text:list-item>
          <text:p text:style-name="P108"><text:span text:style-name="T99">Be sure to s</text:span><text:span text:style-name="T101">ave previous surgeon’s </text:span><text:span text:style-name="T97">transform data</text:span><text:span text:style-name="T101"> </text:span><text:span text:style-name="T102">(if </text:span><text:span text:style-name="T103">using IVUS </text:span><text:span text:style-name="T104">TSDF or deforming phantom</text:span><text:span text:style-name="T103">)</text:span></text:p>
        </text:list-item>
        <text:list-item>
          <text:p text:style-name="P108"><text:span text:style-name="T55">record with</text:span><text:span text:style-name="T19"> (1) </text:span><text:span text:style-name="T37">camera</text:span><text:span text:style-name="T55">s</text:span><text:span text:style-name="T3"> </text:span><text:span text:style-name="T19">in room, (2) <text:s/></text:span><text:span text:style-name="T53">screen</text:span><text:span text:style-name="T19"> recording </text:span><text:span text:style-name="T20">(!!!</text:span><text:span text:style-name="T26">)</text:span></text:p>
        </text:list-item>
        <text:list-item>
          <text:p text:style-name="P108"><text:span text:style-name="T20">S</text:span><text:span text:style-name="T26">tart above celiac artery and move from top down</text:span></text:p>
        </text:list-item>
        <text:list-item>
          <text:p text:style-name="P108"><text:span text:style-name="T56">Start the clock</text:span><text:span text:style-name="T8"> </text:span><text:span text:style-name="T21">- </text:span><text:span text:style-name="T56">manipulated to be at 90 degrees</text:span><text:span text:style-name="T8"> to the </text:span><text:span text:style-name="T21">side branch </text:span><text:span text:style-name="T8">vessel for clear side view</text:span><text:span text:style-name="T105">p</text:span><text:span text:style-name="T106">erform <text:s/></text:span><text:span text:style-name="T98">shot of fluoroscopy to verify</text:span><text:span text:style-name="T106"> successful cannulation</text:span></text:p>
        </text:list-item>
      </text:list>
      <text:list xml:id="list201125100952892" text:continue-list="list2920018032" text:style-name="L12">
        <text:list-header>
          <text:p text:style-name="P86"/>
        </text:list-header>
      </text:list>
      <text:p text:style-name="P2"/>
      <text:p text:style-name="P6">Fluoro comparison <text:span text:style-name="T109">at end!!</text:span></text:p>
      <text:list xml:id="list166609220" text:style-name="L17">
        <text:list-item>
          <text:p text:style-name="P109"><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Stent deployment – if approved on protocol in time</text:p>
      <text:list xml:id="list201124407297849" text:continue-list="list201125100952892" text:style-name="L12">
        <text:list-item>
          <text:p text:style-name="P56"><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12-05T20:11:24.211163904</dc:date>
    <meta:editing-duration>PT3H21M45S</meta:editing-duration>
    <meta:editing-cycles>107</meta:editing-cycles>
    <meta:document-statistic meta:table-count="0" meta:image-count="0" meta:object-count="0" meta:page-count="5" meta:paragraph-count="175" meta:word-count="1536" meta:character-count="8487" meta:non-whitespace-character-count="7176"/>
  </office:meta>
</office:document-meta>
</file>